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Helvetica1" svg:font-family="Helvetica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51cm" fo:margin-left="0cm" fo:margin-top="0cm" fo:margin-bottom="0cm" table:align="left" style:writing-mode="lr-tb"/>
    </style:style>
    <style:style style:name="Table1.A" style:family="table-column">
      <style:table-column-properties style:column-width="8.255cm"/>
    </style:style>
    <style:style style:name="Table1.B" style:family="table-column">
      <style:table-column-properties style:column-width="8.253cm"/>
    </style:style>
    <style:style style:name="Table1.1" style:family="table-row">
      <style:table-row-properties style:min-row-height="8.26cm" fo:keep-together="auto"/>
    </style:style>
    <style:style style:name="Table1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style:line-height-at-least="0.529cm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 fo:orphans="0" fo:widows="0"/>
    </style:style>
    <style:style style:name="P5" style:family="paragraph" style:parent-style-name="Standard">
      <style:paragraph-properties fo:text-align="center" style:justify-single-word="false" fo:keep-with-next="always"/>
    </style:style>
    <style:style style:name="P6" style:family="paragraph" style:parent-style-name="Standard" style:master-page-name="Standard">
      <style:paragraph-properties style:line-height-at-least="0.529cm" fo:text-align="center" style:justify-single-word="false" style:page-number="auto"/>
    </style:style>
    <style:style style:name="P7" style:family="paragraph" style:parent-style-name="Обычный_20__28_веб_29_">
      <style:paragraph-properties fo:margin-top="0cm" fo:margin-bottom="0cm" style:contextual-spacing="false" fo:text-align="center" style:justify-single-word="false" fo:keep-with-next="always"/>
    </style:style>
    <style:style style:name="P8" style:family="paragraph" style:parent-style-name="Обычный_20__28_веб_29_">
      <style:paragraph-properties fo:margin-top="0cm" fo:margin-bottom="0cm" style:contextual-spacing="false"/>
    </style:style>
    <style:style style:name="P9" style:family="paragraph" style:parent-style-name="Обычный_20__28_веб_29_">
      <style:paragraph-properties fo:margin-top="0cm" fo:margin-bottom="0cm" style:contextual-spacing="false" fo:text-align="justify" style:justify-single-word="false"/>
    </style:style>
    <style:style style:name="T1" style:family="text">
      <style:text-properties style:font-name="Helvetica" fo:font-size="16pt" fo:font-weight="bold" style:font-size-asian="16pt" style:font-weight-asian="bold" style:font-name-complex="Helvetica1" style:font-size-complex="16pt" style:font-weight-complex="bold"/>
    </style:style>
    <style:style style:name="T2" style:family="text">
      <style:text-properties style:font-name="Helvetica" fo:font-size="14pt" fo:font-weight="bold" style:font-size-asian="14pt" style:font-weight-asian="bold" style:font-name-complex="Helvetica1" style:font-size-complex="14pt" style:font-weight-complex="bold"/>
    </style:style>
    <style:style style:name="T3" style:family="text">
      <style:text-properties style:font-name="Helvetica" fo:font-size="10pt" style:font-size-asian="10pt" style:font-name-complex="Helvetica1" style:font-size-complex="10pt"/>
    </style:style>
    <style:style style:name="T4" style:family="text">
      <style:text-properties style:font-name="Helvetica" fo:font-size="10pt" fo:font-weight="bold" style:font-size-asian="10pt" style:font-weight-asian="bold" style:font-name-complex="Helvetica1" style:font-size-complex="10pt"/>
    </style:style>
    <style:style style:name="T5" style:family="text">
      <style:text-properties style:font-name="Arial" fo:font-size="10pt" style:font-size-asian="10pt" style:font-name-complex="Arial1" style:font-size-complex="10pt"/>
    </style:style>
    <style:style style:name="T6" style:family="text">
      <style:text-properties style:font-name="Arial" fo:font-size="10pt" style:font-name-asian="Arial1" style:font-size-asian="10pt" style:font-name-complex="Arial1" style:font-size-complex="10pt"/>
    </style:style>
    <style:style style:name="T7" style:family="text">
      <style:text-properties style:font-name="Arial" fo:font-size="10pt" fo:background-color="#ffffff" style:font-size-asian="10pt" style:font-name-complex="Arial1" style:font-size-complex="10pt"/>
    </style:style>
    <style:style style:name="T8" style:family="text">
      <style:text-properties style:font-name="Arial" fo:font-size="14pt" fo:font-weight="bold" style:font-size-asian="14pt" style:font-weight-asian="bold" style:font-name-complex="Arial1" style:font-size-complex="14pt" style:font-weight-complex="bold"/>
    </style:style>
    <style:style style:name="T9" style:family="text">
      <style:text-properties style:font-name="Arial" fo:font-size="9.5pt" style:font-size-asian="9.5pt" style:font-name-complex="Arial1" style:font-size-complex="9.5pt"/>
    </style:style>
    <style:style style:name="T10" style:family="text">
      <style:text-properties fo:color="#000000" style:font-name="Calibri" fo:font-size="10pt" style:font-size-asian="10pt" style:font-name-complex="Arial1" style:font-size-complex="10pt"/>
    </style:style>
    <style:style style:name="T11" style:family="text">
      <style:text-properties fo:color="#000000" style:font-name="Calibri" fo:font-size="10pt" fo:language="en" fo:country="US" style:font-size-asian="10pt" style:font-name-complex="Arial1" style:font-size-complex="10pt"/>
    </style:style>
    <style:style style:name="T12" style:family="text">
      <style:text-properties fo:color="#000000" style:font-name="Arial" fo:font-size="10pt" style:font-size-asian="10pt" style:font-name-complex="Arial1" style:font-size-complex="10pt"/>
    </style:style>
    <style:style style:name="T13" style:family="text">
      <style:text-properties fo:color="#000000" style:font-name="Arial" fo:font-size="9pt" fo:background-color="#ffffff" style:font-size-asian="9pt" style:font-name-complex="Arial1" style:font-size-complex="9pt"/>
    </style:style>
    <style:style style:name="T14" style:family="text">
      <style:text-properties fo:color="#000000" style:font-name="Arial" fo:font-size="9pt" fo:language="en" fo:country="US" fo:background-color="#ffffff" style:font-size-asian="9pt" style:font-name-complex="Arial1" style:font-size-complex="9pt"/>
    </style:style>
    <style:style style:name="T15" style:family="text">
      <style:text-properties style:font-name="Calibri" fo:font-size="10pt" style:font-size-asian="10pt" style:font-name-complex="Helvetica1" style:font-size-complex="10pt"/>
    </style:style>
    <style:style style:name="T16" style:family="text">
      <style:text-properties style:font-name="Calibri" fo:font-size="10pt" style:font-size-asian="10pt" style:font-name-complex="Arial1" style:font-size-complex="10pt"/>
    </style:style>
    <style:style style:name="T17" style:family="text">
      <style:text-properties style:font-name="Calibri" fo:font-size="10pt" fo:language="en" fo:country="US" style:font-size-asian="10pt" style:font-name-complex="Arial1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ЛИЦЕНЗИОННЫЙ ДОГОВОР </text:span></text:p>
      <text:p text:style-name="P2"><text:span text:style-name="T5">г.___________________<text:tab/><text:tab/><text:tab/><text:tab/><text:tab/><text:tab/> <text:s text:c="11"/>«__»__________201__ г.</text:span></text:p>
      <text:p text:style-name="P5"><text:span text:style-name="T2">1. Общие положения</text:span></text:p>
      <text:p text:style-name="P4"><text:span text:style-name="T5">1.1. Общество с ограниченной ответственностью “Районная среда взаимодействия”, именуемое далее по тексту «Лицензиар», в лице Генерального директора Антипина Сергея Ивановича, действующего на основании Устава, и администрация _____________________________, именуемая далее по тексту «Лицензиат», в лице ________________________, действующего <text:line-break/>на основании _____________________, с другой стороны, вместе именуемые «Стороны» заключили настоящий договор о нижеследующем:</text:span></text:p>
      <text:p text:style-name="Standard"/>
      <text:p text:style-name="P7"><text:span text:style-name="T2">2. </text:span><text:span text:style-name="T8">Предмет</text:span><text:span text:style-name="T2"> </text:span><text:span text:style-name="T8">договора</text:span></text:p>
      <text:p text:style-name="P9"><text:span text:style-name="T3">2.1. </text:span><text:span text:style-name="T5">Настоящий</text:span><text:span text:style-name="T3"> </text:span><text:span text:style-name="T5">Договор</text:span><text:span text:style-name="T3"> </text:span><text:span text:style-name="T5">заключается</text:span><text:span text:style-name="T3"> </text:span><text:span text:style-name="T5">в</text:span><text:span text:style-name="T3"> </text:span><text:span text:style-name="T5">целях</text:span><text:span text:style-name="T3"> </text:span><text:span text:style-name="T5">выполнения</text:span><text:span text:style-name="T3"> </text:span><text:span text:style-name="T5">в</text:span><text:span text:style-name="T3"> </text:span><text:span text:style-name="T5">муниципальном</text:span><text:span text:style-name="T3"> </text:span><text:span text:style-name="T5">образовании</text:span><text:span text:style-name="T3"> </text:span><text:span text:style-name="T5">требований</text:span><text:span text:style-name="T3"> </text:span><text:span text:style-name="T5">статьи</text:span><text:span text:style-name="T3"> 165 </text:span><text:span text:style-name="T5">Жилищного</text:span><text:span text:style-name="T3"> </text:span><text:span text:style-name="T5">кодекса</text:span><text:span text:style-name="T3"> </text:span><text:span text:style-name="T5">Российской</text:span><text:span text:style-name="T3"> </text:span><text:span text:style-name="T5">Федерации</text:span><text:span text:style-name="T3"> </text:span><text:span text:style-name="T5">и</text:span><text:span text:style-name="T3"> </text:span><text:span text:style-name="T5">постановления</text:span><text:span text:style-name="T3"> </text:span><text:span text:style-name="T5">Правительства</text:span><text:span text:style-name="T3"> </text:span><text:span text:style-name="T5">Российской</text:span><text:span text:style-name="T3"> </text:span><text:span text:style-name="T5">Федерации</text:span><text:span text:style-name="T3"> </text:span><text:span text:style-name="T5">от</text:span><text:span text:style-name="T3"> 28 </text:span><text:span text:style-name="T5">декабря</text:span><text:span text:style-name="T3"> 2012 </text:span><text:span text:style-name="T5">г</text:span><text:span text:style-name="T3">. </text:span><text:span text:style-name="T5">№</text:span><text:span text:style-name="T3">1468 «</text:span><text:span text:style-name="T5">О</text:span><text:span text:style-name="T3"> </text:span><text:span text:style-name="T5">порядке</text:span><text:span text:style-name="T3"> </text:span><text:span text:style-name="T5">предоставления</text:span><text:span text:style-name="T3"> </text:span><text:span text:style-name="T5">органам</text:span><text:span text:style-name="T3"> </text:span><text:span text:style-name="T5">местного</text:span><text:span text:style-name="T3"> </text:span><text:span text:style-name="T5">самоуправления</text:span><text:span text:style-name="T3"> </text:span><text:span text:style-name="T5">информации</text:span><text:span text:style-name="T3"> </text:span><text:span text:style-name="T5">лицами</text:span><text:span text:style-name="T3">, </text:span><text:span text:style-name="T5">осуществляющими</text:span><text:span text:style-name="T3"> </text:span><text:span text:style-name="T5">поставки</text:span><text:span text:style-name="T3"> </text:span><text:span text:style-name="T5">ресурсов</text:span><text:span text:style-name="T3">, </text:span><text:span text:style-name="T5">необходимых</text:span><text:span text:style-name="T3"> </text:span><text:span text:style-name="T5">для</text:span><text:span text:style-name="T3"> </text:span><text:span text:style-name="T5">предоставления</text:span><text:span text:style-name="T3"> </text:span><text:span text:style-name="T5">коммунальных</text:span><text:span text:style-name="T3"> </text:span><text:span text:style-name="T5">услуг</text:span><text:span text:style-name="T3">, </text:span><text:span text:style-name="T5">и</text:span><text:span text:style-name="T3"> (</text:span><text:span text:style-name="T5">или</text:span><text:span text:style-name="T3">) </text:span><text:span text:style-name="T5">оказывающими</text:span><text:span text:style-name="T3"> </text:span><text:span text:style-name="T5">коммунальные</text:span><text:span text:style-name="T3"> </text:span><text:span text:style-name="T5">услуги</text:span><text:span text:style-name="T3"> </text:span><text:span text:style-name="T5">в</text:span><text:span text:style-name="T3"> </text:span><text:span text:style-name="T5">многоквартирных</text:span><text:span text:style-name="T3"> </text:span><text:span text:style-name="T5">и</text:span><text:span text:style-name="T3"> </text:span><text:span text:style-name="T5">жилых</text:span><text:span text:style-name="T3"> </text:span><text:span text:style-name="T5">домах</text:span><text:span text:style-name="T3"> </text:span><text:span text:style-name="T5">либо</text:span><text:span text:style-name="T3"> </text:span><text:span text:style-name="T5">услуги</text:span><text:span text:style-name="T3"> (</text:span><text:span text:style-name="T5">работы</text:span><text:span text:style-name="T3">) </text:span><text:span text:style-name="T5">по</text:span><text:span text:style-name="T3"> </text:span><text:span text:style-name="T5">содержанию</text:span><text:span text:style-name="T3"> </text:span><text:span text:style-name="T5">и</text:span><text:span text:style-name="T3"> </text:span><text:span text:style-name="T5">ремонту</text:span><text:span text:style-name="T3"> </text:span><text:span text:style-name="T5">общего</text:span><text:span text:style-name="T3"> </text:span><text:span text:style-name="T5">имущества</text:span><text:span text:style-name="T3"> </text:span><text:span text:style-name="T5">собственников</text:span><text:span text:style-name="T3"> </text:span><text:span text:style-name="T5">помещений</text:span><text:span text:style-name="T3"> </text:span><text:span text:style-name="T5">в</text:span><text:span text:style-name="T3"> </text:span><text:span text:style-name="T5">многоквартирных</text:span><text:span text:style-name="T3"> </text:span><text:span text:style-name="T5">домах</text:span><text:span text:style-name="T3">».</text:span></text:p>
      <text:p text:style-name="P9"><text:span text:style-name="T3">2.2. </text:span><text:span text:style-name="T5">Лицензиар</text:span><text:span text:style-name="T3"> </text:span><text:span text:style-name="T5">предоставляет</text:span><text:span text:style-name="T3"> </text:span><text:span text:style-name="T5">Лицензиату право</text:span><text:span text:style-name="T3"> </text:span><text:span text:style-name="T5">использования</text:span><text:span text:style-name="T3"> </text:span><text:span text:style-name="T5">Интернет</text:span><text:span text:style-name="T3">-</text:span><text:span text:style-name="T5">сайта</text:span><text:span text:style-name="T3">, </text:span><text:span text:style-name="T5">размещенного</text:span><text:span text:style-name="T3"> </text:span><text:span text:style-name="T5">по</text:span><text:span text:style-name="T3"> </text:span><text:span text:style-name="T5">адресу</text:span><text:span text:style-name="T3">: </text:span><text:span text:style-name="Internet_20_link"><text:span text:style-name="T11">http</text:span></text:span><text:span text:style-name="Internet_20_link"><text:span text:style-name="T10">://1468.рф</text:span></text:span><text:span text:style-name="T9"> </text:span><text:span text:style-name="T3">(</text:span><text:span text:style-name="T5">далее</text:span><text:span text:style-name="T3"> </text:span><text:span text:style-name="T5">по</text:span><text:span text:style-name="T3"> </text:span><text:span text:style-name="T5">тексту</text:span><text:span text:style-name="T3"> «</text:span><text:span text:style-name="T5">Портал</text:span><text:span text:style-name="T3">») </text:span><text:span text:style-name="T5">в</text:span><text:span text:style-name="T3"> </text:span><text:span text:style-name="T5">порядке</text:span><text:span text:style-name="T3"> </text:span><text:span text:style-name="T5">и</text:span><text:span text:style-name="T3"> </text:span><text:span text:style-name="T5">на</text:span><text:span text:style-name="T3"> </text:span><text:span text:style-name="T5">условиях</text:span><text:span text:style-name="T3"> </text:span><text:span text:style-name="T5">предусмотренных</text:span><text:span text:style-name="T3"> </text:span><text:span text:style-name="T5">настоящим</text:span><text:span text:style-name="T3"> </text:span><text:span text:style-name="T5">Договором</text:span><text:span text:style-name="T3">.</text:span></text:p>
      <text:p text:style-name="P9"><text:span text:style-name="T3">2.3. </text:span><text:span text:style-name="T5">Портал</text:span><text:span text:style-name="T3"> </text:span><text:span text:style-name="T5">является</text:span><text:span text:style-name="T3"> </text:span><text:span text:style-name="T5">объектом</text:span><text:span text:style-name="T3"> </text:span><text:span text:style-name="T5">авторского</text:span><text:span text:style-name="T3"> </text:span><text:span text:style-name="T5">права</text:span><text:span text:style-name="T3">, </text:span><text:span text:style-name="T5">исключительные</text:span><text:span text:style-name="T3"> </text:span><text:span text:style-name="T5">права</text:span><text:span text:style-name="T3"> </text:span><text:span text:style-name="T5">на</text:span><text:span text:style-name="T3"> </text:span><text:span text:style-name="T5">который</text:span><text:span text:style-name="T3"> </text:span><text:span text:style-name="T5">принадлежат</text:span><text:span text:style-name="T3"> </text:span><text:span text:style-name="T5">Лицензиару</text:span><text:span text:style-name="T3">.</text:span></text:p>
      <text:p text:style-name="P9"><text:span text:style-name="T3">2.4. </text:span><text:span text:style-name="T5">Право</text:span><text:span text:style-name="T3"> </text:span><text:span text:style-name="T5">использования</text:span><text:span text:style-name="T3"> </text:span><text:span text:style-name="T5">Портала</text:span><text:span text:style-name="T3"> </text:span><text:span text:style-name="T5">предоставляется</text:span><text:span text:style-name="T3"> </text:span><text:span text:style-name="T5">Лицензиату</text:span><text:span text:style-name="T3"> </text:span><text:span text:style-name="T5">с</text:span><text:span text:style-name="T3"> </text:span><text:span text:style-name="T5">сохранением</text:span><text:span text:style-name="T3"> </text:span><text:span text:style-name="T5">за</text:span><text:span text:style-name="T3"> </text:span><text:span text:style-name="T5">Лицензиаром</text:span><text:span text:style-name="T3"> </text:span><text:span text:style-name="T5">права</text:span><text:span text:style-name="T3"> </text:span><text:span text:style-name="T5">выдачи</text:span><text:span text:style-name="T3"> </text:span><text:span text:style-name="T5">лицензий</text:span><text:span text:style-name="T3"> </text:span><text:span text:style-name="T5">другим</text:span><text:span text:style-name="T3"> </text:span><text:span text:style-name="T5">лицам</text:span><text:span text:style-name="T3"> (</text:span><text:span text:style-name="T5">простая</text:span><text:span text:style-name="T3"> (</text:span><text:span text:style-name="T5">неисключительная</text:span><text:span text:style-name="T3">) </text:span><text:span text:style-name="T5">лицензия</text:span><text:span text:style-name="T3">).</text:span></text:p>
      <text:p text:style-name="P8"><text:span text:style-name="T3">2.5. </text:span><text:span text:style-name="T5">Настоящий</text:span><text:span text:style-name="T3"> </text:span><text:span text:style-name="T5">Договор</text:span><text:span text:style-name="T3"> </text:span><text:span text:style-name="T5">носит</text:span><text:span text:style-name="T3"> </text:span><text:span text:style-name="T5">безвозмездный</text:span><text:span text:style-name="T3"> </text:span><text:span text:style-name="T5">характер</text:span><text:span text:style-name="T3">.</text:span></text:p>
      <text:p text:style-name="P8"/>
      <text:p text:style-name="P7"><text:span text:style-name="T2">3. </text:span><text:span text:style-name="T8">Условия</text:span><text:span text:style-name="T2"> </text:span><text:span text:style-name="T8">и</text:span><text:span text:style-name="T2"> </text:span><text:span text:style-name="T8">способы</text:span><text:span text:style-name="T2"> </text:span><text:span text:style-name="T8">использования</text:span><text:span text:style-name="T2"> </text:span><text:span text:style-name="T8">Портала</text:span></text:p>
      <text:p text:style-name="P9"><text:span text:style-name="T3">3.1. </text:span><text:span text:style-name="T5">Лицензиар предоставляет Лицензиату учетную запись пользователя</text:span><text:span text:style-name="T3"> </text:span><text:span text:style-name="Internet_20_link"><text:span text:style-name="T11">http</text:span></text:span><text:span text:style-name="Internet_20_link"><text:span text:style-name="T10">://1468.рф</text:span></text:span><text:span text:style-name="T3">.</text:span></text:p>
      <text:p text:style-name="P9"><text:span text:style-name="T3">3.2. </text:span><text:span text:style-name="T5">Доступ</text:span><text:span text:style-name="T3"> </text:span><text:span text:style-name="T5">Лицензиата</text:span><text:span text:style-name="T3"> </text:span><text:span text:style-name="T5">к</text:span><text:span text:style-name="T3"> </text:span><text:span text:style-name="T5">сервисам</text:span><text:span text:style-name="T3"> </text:span><text:span text:style-name="T5">Портала</text:span><text:span text:style-name="T3"> </text:span><text:span text:style-name="T5">осуществляется</text:span><text:span text:style-name="T3"> </text:span><text:span text:style-name="T5">в</text:span><text:span text:style-name="T3"> </text:span><text:span text:style-name="T5">сети</text:span><text:span text:style-name="T3"> </text:span><text:span text:style-name="T5">Интернет</text:span><text:span text:style-name="T3"> </text:span><text:span text:style-name="T5">посредством</text:span><text:span text:style-name="T3"> </text:span><text:span text:style-name="T5">аутентификации</text:span><text:span text:style-name="T3"> </text:span><text:span text:style-name="T5">на</text:span><text:span text:style-name="T3"> </text:span><text:span text:style-name="T5">сайте</text:span><text:span text:style-name="T3"> </text:span><text:span text:style-name="T5">Лицензиара</text:span><text:span text:style-name="T3"> </text:span><text:span text:style-name="T5">вводом</text:span><text:span text:style-name="T3"> </text:span><text:span text:style-name="T5">логина</text:span><text:span text:style-name="T3"> </text:span><text:span text:style-name="T5">и</text:span><text:span text:style-name="T3"> </text:span><text:span text:style-name="T5">пароля</text:span><text:span text:style-name="T3"> </text:span><text:span text:style-name="T5">учетной</text:span><text:span text:style-name="T3"> </text:span><text:span text:style-name="T5">записи</text:span><text:span text:style-name="T3"> </text:span><text:span text:style-name="T5">пользователя</text:span><text:span text:style-name="T3">.</text:span></text:p>
      <text:p text:style-name="P9"><text:span text:style-name="T3">3.3. </text:span><text:span text:style-name="T5">Лицензиат</text:span><text:span text:style-name="T3"> </text:span><text:span text:style-name="T5">признает</text:span><text:span text:style-name="T3"> </text:span><text:span text:style-name="T5">и</text:span><text:span text:style-name="T3"> </text:span><text:span text:style-name="T5">соглашается</text:span><text:span text:style-name="T3"> </text:span><text:span text:style-name="T5">с</text:span><text:span text:style-name="T3"> </text:span><text:span text:style-name="T5">тем</text:span><text:span text:style-name="T3">, </text:span><text:span text:style-name="T5">что</text:span><text:span text:style-name="T3"> </text:span><text:span text:style-name="T5">все</text:span><text:span text:style-name="T3"> </text:span><text:span text:style-name="T5">права</text:span><text:span text:style-name="T3">, </text:span><text:span text:style-name="T5">наименование</text:span><text:span text:style-name="T3"> </text:span><text:span text:style-name="T5">и</text:span><text:span text:style-name="T3"> </text:span><text:span text:style-name="T5">прибыль</text:span><text:span text:style-name="T3"> </text:span><text:span text:style-name="T5">от</text:span><text:span text:style-name="T3"> </text:span><text:span text:style-name="T5">всех</text:span><text:span text:style-name="T3"> </text:span><text:span text:style-name="T5">прав</text:span><text:span text:style-name="T3"> </text:span><text:span text:style-name="T5">интеллектуальной</text:span><text:span text:style-name="T3"> </text:span><text:span text:style-name="T5">собственности</text:span><text:span text:style-name="T3"> </text:span><text:span text:style-name="T5">на</text:span><text:span text:style-name="T3"> </text:span><text:span text:style-name="T5">Портал</text:span><text:span text:style-name="T3"> </text:span><text:span text:style-name="T5">и</text:span><text:span text:style-name="T3"> </text:span><text:span text:style-name="T5">его</text:span><text:span text:style-name="T3"> </text:span><text:span text:style-name="T5">сервисы</text:span><text:span text:style-name="T3"> </text:span><text:span text:style-name="T5">принадлежат</text:span><text:span text:style-name="T3"> </text:span><text:span text:style-name="T5">Лицензиару</text:span><text:span text:style-name="T3">. <text:line-break/></text:span><text:span text:style-name="T5">За</text:span><text:span text:style-name="T3"> </text:span><text:span text:style-name="T5">исключением</text:span><text:span text:style-name="T3"> </text:span><text:span text:style-name="T5">прав</text:span><text:span text:style-name="T3"> </text:span><text:span text:style-name="T5">пользования</text:span><text:span text:style-name="T3">, </text:span><text:span text:style-name="T5">предусмотренных</text:span><text:span text:style-name="T3"> </text:span><text:span text:style-name="T5">настоящим</text:span><text:span text:style-name="T3"> </text:span><text:span text:style-name="T5">Договором</text:span><text:span text:style-name="T3">, </text:span><text:span text:style-name="T5">Лицензиату</text:span><text:span text:style-name="T3"> </text:span><text:span text:style-name="T5">не</text:span><text:span text:style-name="T3"> </text:span><text:span text:style-name="T5">предоставляется</text:span><text:span text:style-name="T3"> </text:span><text:span text:style-name="T5">каких</text:span><text:span text:style-name="T3">-</text:span><text:span text:style-name="T5">либо</text:span><text:span text:style-name="T3"> </text:span><text:span text:style-name="T5">прав</text:span><text:span text:style-name="T3"> </text:span><text:span text:style-name="T5">на</text:span><text:span text:style-name="T3"> </text:span><text:span text:style-name="T5">Портал</text:span><text:span text:style-name="T3"> </text:span><text:span text:style-name="T5">и</text:span><text:span text:style-name="T3"> </text:span><text:span text:style-name="T5">его</text:span><text:span text:style-name="T3"> </text:span><text:span text:style-name="T5">сервисы</text:span><text:span text:style-name="T3">, </text:span><text:span text:style-name="T5">не</text:span><text:span text:style-name="T3"> </text:span><text:span text:style-name="T5">выражается</text:span><text:span text:style-name="T3"> </text:span><text:span text:style-name="T5">и</text:span><text:span text:style-name="T3"> </text:span><text:span text:style-name="T5">не</text:span><text:span text:style-name="T3"> </text:span><text:span text:style-name="T5">подразумевается</text:span><text:span text:style-name="T3"> </text:span><text:span text:style-name="T5">прав</text:span><text:span text:style-name="T3"> </text:span><text:span text:style-name="T5">собственности</text:span><text:span text:style-name="T3"> </text:span><text:span text:style-name="T5">на</text:span><text:span text:style-name="T3"> </text:span><text:span text:style-name="T5">Портал</text:span><text:span text:style-name="T3"> </text:span><text:span text:style-name="T5">и</text:span><text:span text:style-name="T3"> </text:span><text:span text:style-name="T5">его</text:span><text:span text:style-name="T3"> </text:span><text:span text:style-name="T5">сервисы</text:span><text:span text:style-name="T3"> </text:span><text:span text:style-name="T5">или</text:span><text:span text:style-name="T3"> </text:span><text:span text:style-name="T5">какие</text:span><text:span text:style-name="T3">-</text:span><text:span text:style-name="T5">либо</text:span><text:span text:style-name="T3"> </text:span><text:span text:style-name="T5">права</text:span><text:span text:style-name="T3"> </text:span><text:span text:style-name="T5">интеллектуальной</text:span><text:span text:style-name="T3"> </text:span><text:span text:style-name="T5">собственности</text:span><text:span text:style-name="T3"> </text:span><text:span text:style-name="T5">на</text:span><text:span text:style-name="T3"> </text:span><text:span text:style-name="T5">них</text:span><text:span text:style-name="T3">. </text:span><text:span text:style-name="T5">Все</text:span><text:span text:style-name="T3"> </text:span><text:span text:style-name="T5">права</text:span><text:span text:style-name="T3">, </text:span><text:span text:style-name="T5">не</text:span><text:span text:style-name="T3"> </text:span><text:span text:style-name="T5">предоставляемые</text:span><text:span text:style-name="T3"> </text:span><text:span text:style-name="T5">Лицензиату</text:span><text:span text:style-name="T3"> </text:span><text:span text:style-name="T5">по</text:span><text:span text:style-name="T3"> </text:span><text:span text:style-name="T5">настоящему</text:span><text:span text:style-name="T3"> </text:span><text:span text:style-name="T5">Договору</text:span><text:span text:style-name="T3">, </text:span><text:span text:style-name="T5">сохраняются</text:span><text:span text:style-name="T3"> </text:span><text:span text:style-name="T5">за</text:span><text:span text:style-name="T3"> </text:span><text:span text:style-name="T5">Лицензиаром</text:span><text:span text:style-name="T3">.</text:span></text:p>
      <text:p text:style-name="P9"><text:span text:style-name="T3">3.4. </text:span><text:span text:style-name="T5">Лицензиат</text:span><text:span text:style-name="T3"> </text:span><text:span text:style-name="T5">соглашается</text:span><text:span text:style-name="T3"> </text:span><text:span text:style-name="T5">с</text:span><text:span text:style-name="T3"> </text:span><text:span text:style-name="T5">тем</text:span><text:span text:style-name="T3">, </text:span><text:span text:style-name="T5">что</text:span><text:span text:style-name="T3"> </text:span><text:span text:style-name="T5">для</text:span><text:span text:style-name="T3"> </text:span><text:span text:style-name="T5">использования</text:span><text:span text:style-name="T3"> </text:span><text:span text:style-name="T5">Портала</text:span><text:span text:style-name="T3"> </text:span><text:span text:style-name="T5">он</text:span><text:span text:style-name="T3"> </text:span><text:span text:style-name="T5">должен</text:span><text:span text:style-name="T3"> </text:span><text:span text:style-name="T5">иметь</text:span><text:span text:style-name="T3"> </text:span><text:span text:style-name="T5">доступ</text:span><text:span text:style-name="T3"> </text:span><text:span text:style-name="T5">в</text:span><text:span text:style-name="T3"> </text:span><text:span text:style-name="T5">сеть</text:span><text:span text:style-name="T3"> </text:span><text:span text:style-name="T5">Интернет</text:span><text:span text:style-name="T3"> </text:span><text:span text:style-name="T5">и</text:span><text:span text:style-name="T3"> </text:span><text:span text:style-name="T5">приемлемую</text:span><text:span text:style-name="T3"> </text:span><text:span text:style-name="T5">для</text:span><text:span text:style-name="T3"> </text:span><text:span text:style-name="T5">работы</text:span><text:span text:style-name="T3"> </text:span><text:span text:style-name="T5">с</text:span><text:span text:style-name="T3"> </text:span><text:span text:style-name="T5">Порталом</text:span><text:span text:style-name="T3"> </text:span><text:span text:style-name="T5">скорость</text:span><text:span text:style-name="T3"> </text:span><text:span text:style-name="T5">передачи</text:span><text:span text:style-name="T3"> </text:span><text:span text:style-name="T5">данных</text:span><text:span text:style-name="T3"> </text:span><text:span text:style-name="T5">по</text:span><text:span text:style-name="T3"> </text:span><text:span text:style-name="T5">интернет</text:span><text:span text:style-name="T3">-</text:span><text:span text:style-name="T5">каналу</text:span><text:span text:style-name="T3">.</text:span></text:p>
      <text:p text:style-name="P9"><text:span text:style-name="T3">3.5. </text:span><text:span text:style-name="T5">Лицензиат</text:span><text:span text:style-name="T3"> </text:span><text:span text:style-name="T5">использует</text:span><text:span text:style-name="T3"> </text:span><text:span text:style-name="T5">Портал</text:span><text:span text:style-name="T3"> </text:span><text:span text:style-name="T5">для</text:span><text:span text:style-name="T3"> </text:span><text:span text:style-name="T5">приема</text:span><text:span text:style-name="T3">, </text:span><text:span text:style-name="T5">хранения</text:span><text:span text:style-name="T3"> </text:span><text:span text:style-name="T5">и</text:span><text:span text:style-name="T3"> </text:span><text:span text:style-name="T5">обработки</text:span><text:span text:style-name="T3"> </text:span><text:span text:style-name="T5">органами</text:span><text:span text:style-name="T3"> </text:span><text:span text:style-name="T5">местного</text:span><text:span text:style-name="T3"> </text:span><text:span text:style-name="T5">самоуправления</text:span><text:span text:style-name="T3"> </text:span><text:span text:style-name="T5">муниципального</text:span><text:span text:style-name="T3"> </text:span><text:span text:style-name="T5">образования</text:span><text:span text:style-name="T3"> </text:span><text:span text:style-name="T5">информации</text:span><text:span text:style-name="T3">, </text:span><text:span text:style-name="T5">предоставляемой</text:span><text:span text:style-name="T3"> </text:span><text:span text:style-name="T5">лицами</text:span><text:span text:style-name="T3">, </text:span><text:span text:style-name="T5">осуществляющими</text:span><text:span text:style-name="T3"> </text:span><text:span text:style-name="T5">поставки</text:span><text:span text:style-name="T3"> </text:span><text:span text:style-name="T5">ресурсов</text:span><text:span text:style-name="T3">, </text:span><text:span text:style-name="T5">необходимых</text:span><text:span text:style-name="T3"> </text:span><text:span text:style-name="T5">для</text:span><text:span text:style-name="T3"> </text:span><text:span text:style-name="T5">предоставления</text:span><text:span text:style-name="T3"> </text:span><text:span text:style-name="T5">коммунальных</text:span><text:span text:style-name="T3"> </text:span><text:span text:style-name="T5">услуг</text:span><text:span text:style-name="T3">, <text:line-break/></text:span><text:span text:style-name="T5">и</text:span><text:span text:style-name="T3"> (</text:span><text:span text:style-name="T5">или</text:span><text:span text:style-name="T3">) </text:span><text:span text:style-name="T5">оказывающими</text:span><text:span text:style-name="T3"> </text:span><text:span text:style-name="T5">коммунальные</text:span><text:span text:style-name="T3"> </text:span><text:span text:style-name="T5">услуги</text:span><text:span text:style-name="T3"> </text:span><text:span text:style-name="T5">в</text:span><text:span text:style-name="T3"> </text:span><text:span text:style-name="T5">многоквартирных</text:span><text:span text:style-name="T3"> </text:span><text:span text:style-name="T5">и</text:span><text:span text:style-name="T3"> </text:span><text:span text:style-name="T5">жилых</text:span><text:span text:style-name="T3"> </text:span><text:span text:style-name="T5">домах</text:span><text:span text:style-name="T3"> </text:span><text:span text:style-name="T5">либо</text:span><text:span text:style-name="T3"> </text:span><text:span text:style-name="T5">услуги</text:span><text:span text:style-name="T3"> (</text:span><text:span text:style-name="T5">работы</text:span><text:span text:style-name="T3">) </text:span><text:span text:style-name="T5">по</text:span><text:span text:style-name="T3"> </text:span><text:span text:style-name="T5">содержанию</text:span><text:span text:style-name="T3"> </text:span><text:span text:style-name="T5">и</text:span><text:span text:style-name="T3"> </text:span><text:span text:style-name="T5">ремонту</text:span><text:span text:style-name="T3"> </text:span><text:span text:style-name="T5">общего</text:span><text:span text:style-name="T3"> </text:span><text:span text:style-name="T5">имущества</text:span><text:span text:style-name="T3"> </text:span><text:span text:style-name="T5">собственников</text:span><text:span text:style-name="T3"> </text:span><text:span text:style-name="T5">помещений</text:span><text:span text:style-name="T3"> <text:line-break/></text:span><text:span text:style-name="T5">в</text:span><text:span text:style-name="T3"> </text:span><text:span text:style-name="T5">многоквартирных</text:span><text:span text:style-name="T3"> </text:span><text:span text:style-name="T5">домах</text:span><text:span text:style-name="T3"> </text:span><text:span text:style-name="T5">в</text:span><text:span text:style-name="T3"> </text:span><text:span text:style-name="T5">соответствии</text:span><text:span text:style-name="T3"> </text:span><text:span text:style-name="T5">с</text:span><text:span text:style-name="T3"> </text:span><text:span text:style-name="T5">требованиями</text:span><text:span text:style-name="T3"> </text:span><text:span text:style-name="T5">постановления</text:span><text:span text:style-name="T3"> </text:span><text:span text:style-name="T5">Правительства</text:span><text:span text:style-name="T3"> </text:span><text:span text:style-name="T5">Российской</text:span><text:span text:style-name="T3"> </text:span><text:span text:style-name="T5">Федерации</text:span><text:span text:style-name="T3"> </text:span><text:span text:style-name="T5">от</text:span><text:span text:style-name="T3"> 28 </text:span><text:span text:style-name="T5">декабря</text:span><text:span text:style-name="T3"> 2012 </text:span><text:span text:style-name="T5">г</text:span><text:span text:style-name="T3">. </text:span><text:span text:style-name="T5">№</text:span><text:span text:style-name="T3">1468 «</text:span><text:span text:style-name="T5">О</text:span><text:span text:style-name="T3"> </text:span><text:span text:style-name="T5">порядке</text:span><text:span text:style-name="T3"> </text:span><text:span text:style-name="T5">предоставления</text:span><text:span text:style-name="T3"> </text:span><text:span text:style-name="T5">органам</text:span><text:span text:style-name="T3"> </text:span><text:span text:style-name="T5">местного</text:span><text:span text:style-name="T3"> </text:span><text:span text:style-name="T5">самоуправления</text:span><text:span text:style-name="T3"> </text:span><text:span text:style-name="T5">информации</text:span><text:span text:style-name="T3"> </text:span><text:span text:style-name="T5">лицами</text:span><text:span text:style-name="T3">, </text:span><text:span text:style-name="T5">осуществляющими</text:span><text:span text:style-name="T3"> </text:span><text:span text:style-name="T5">поставки</text:span><text:span text:style-name="T3"> </text:span><text:span text:style-name="T5">ресурсов</text:span><text:span text:style-name="T3">, </text:span><text:span text:style-name="T5">необходимых</text:span><text:span text:style-name="T3"> </text:span><text:span text:style-name="T5">для</text:span><text:span text:style-name="T3"> </text:span><text:span text:style-name="T5">предоставления</text:span><text:span text:style-name="T3"> </text:span><text:span text:style-name="T5">коммунальных</text:span><text:span text:style-name="T3"> </text:span><text:span text:style-name="T5">услуг</text:span><text:span text:style-name="T3">, </text:span><text:span text:style-name="T5">и</text:span><text:span text:style-name="T3"> (</text:span><text:span text:style-name="T5">или</text:span><text:span text:style-name="T3">) </text:span><text:span text:style-name="T5">оказывающими</text:span><text:span text:style-name="T3"> </text:span><text:span text:style-name="T5">коммунальные</text:span><text:span text:style-name="T3"> </text:span><text:span text:style-name="T5">услуги</text:span><text:span text:style-name="T3"> </text:span><text:span text:style-name="T5">в</text:span><text:span text:style-name="T3"> </text:span><text:span text:style-name="T5">многоквартирных</text:span><text:span text:style-name="T3"> </text:span><text:span text:style-name="T5">и</text:span><text:span text:style-name="T3"> </text:span><text:span text:style-name="T5">жилых</text:span><text:span text:style-name="T3"> </text:span><text:span text:style-name="T5">домах</text:span><text:span text:style-name="T3"> </text:span><text:span text:style-name="T5">либо</text:span><text:span text:style-name="T3"> </text:span><text:span text:style-name="T5">услуги</text:span><text:span text:style-name="T3"> (</text:span><text:span text:style-name="T5">работы</text:span><text:span text:style-name="T3">) </text:span><text:span text:style-name="T5">по</text:span><text:span text:style-name="T3"> </text:span><text:span text:style-name="T5">содержанию</text:span><text:span text:style-name="T3"> </text:span><text:span text:style-name="T5">и</text:span><text:span text:style-name="T3"> </text:span><text:span text:style-name="T5">ремонту</text:span><text:span text:style-name="T3"> </text:span><text:span text:style-name="T5">общего</text:span><text:span text:style-name="T3"> </text:span><text:span text:style-name="T5">имущества</text:span><text:span text:style-name="T3"> </text:span><text:span text:style-name="T5">собственников</text:span><text:span text:style-name="T3"> </text:span><text:span text:style-name="T5">помещений</text:span><text:span text:style-name="T3"> </text:span><text:span text:style-name="T5">в</text:span><text:span text:style-name="T3"> </text:span><text:span text:style-name="T5">многоквартирных</text:span><text:span text:style-name="T3"> </text:span><text:span text:style-name="T5">домах</text:span><text:span text:style-name="T3">».</text:span></text:p>
      <text:p text:style-name="P3"><text:span text:style-name="T5">3.6. Информация, предоставляемая лицами, осуществляющими поставки ресурсов, необходимых для предоставления коммунальных услуг, и (или) оказывающими коммунальные услуги <text:line-break/>в многоквартирных и жилых домах либо услуги (работы) по содержанию и ремонту общего имущества собственников помещений в многоквартирных домах в соответствии с требованиями постановления Правительства Российской Федерации от 28 декабря 2012 г. №1468, принадлежит Лицензиату, который является ее обладателем согласно Федеральному закону от 27.07.2006г. №149-ФЗ «Об информации, информационных технологиях и о защите информации».</text:span></text:p>
      <text:p text:style-name="P9"><text:soft-page-break/><text:span text:style-name="T5">Право собственности на электронные паспорта и иные электронные документы, содержащие документированную информацию, предоставляемую в соответствии с требованиями постановления Правительства Российской Федерации от 28 декабря 2012 г. №1468, принадлежит Лицензиату.</text:span></text:p>
      <text:p text:style-name="P7"><text:span text:style-name="T2">4. </text:span><text:span text:style-name="T8">Обязанности</text:span><text:span text:style-name="T2"> </text:span><text:span text:style-name="T8">и</text:span><text:span text:style-name="T2"> </text:span><text:span text:style-name="T8">права</text:span><text:span text:style-name="T2"> </text:span><text:span text:style-name="T8">Лицензиара</text:span></text:p>
      <text:p text:style-name="P9"><text:span text:style-name="T3">4.1. </text:span><text:span text:style-name="T5">Лицензиар</text:span><text:span text:style-name="T3"> </text:span><text:span text:style-name="T5">обязуется</text:span><text:span text:style-name="T3">:</text:span></text:p>
      <text:p text:style-name="P9"><text:span text:style-name="T3">4.1.1. </text:span><text:span text:style-name="T5">Предоставить</text:span><text:span text:style-name="T3"> </text:span><text:span text:style-name="T5">Лицензиату</text:span><text:span text:style-name="T3"> </text:span><text:span text:style-name="T5">право</text:span><text:span text:style-name="T3"> </text:span><text:span text:style-name="T5">использования</text:span><text:span text:style-name="T3"> </text:span><text:span text:style-name="T5">Портала</text:span><text:span text:style-name="T3"> </text:span><text:span text:style-name="T5">и</text:span><text:span text:style-name="T3"> </text:span><text:span text:style-name="T5">его</text:span><text:span text:style-name="T3"> </text:span><text:span text:style-name="T5">сервисов</text:span><text:span text:style-name="T3"> </text:span><text:span text:style-name="T5">в</text:span><text:span text:style-name="T3"> </text:span><text:span text:style-name="T5">соответствии</text:span><text:span text:style-name="T3"> <text:line-break/></text:span><text:span text:style-name="T5">с</text:span><text:span text:style-name="T3"> </text:span><text:span text:style-name="T5">Правилами</text:span><text:span text:style-name="T3"> </text:span><text:span text:style-name="T5">пользования</text:span><text:span text:style-name="T3"> </text:span><text:span text:style-name="T5">Сайтом </text:span><text:span text:style-name="T3"><text:s/></text:span><text:span text:style-name="Internet_20_link"><text:span text:style-name="T11">http</text:span></text:span><text:span text:style-name="Internet_20_link"><text:span text:style-name="T10">://1468.рф</text:span></text:span><text:span text:style-name="T3">, </text:span><text:span text:style-name="T5">а</text:span><text:span text:style-name="T3"> </text:span><text:span text:style-name="T5">также</text:span><text:span text:style-name="T3"> </text:span><text:span text:style-name="T5">условиями</text:span><text:span text:style-name="T3"> </text:span><text:span text:style-name="T5">настоящего</text:span><text:span text:style-name="T3"> </text:span><text:span text:style-name="T5">Договора</text:span><text:span text:style-name="T3">.</text:span></text:p>
      <text:p text:style-name="P9"><text:span text:style-name="T3">4.1.2. </text:span><text:span text:style-name="T5">По</text:span><text:span text:style-name="T3"> </text:span><text:span text:style-name="T5">зарегистрированной</text:span><text:span text:style-name="T3"> </text:span><text:span text:style-name="T5">заявке</text:span><text:span text:style-name="T3"> </text:span><text:span text:style-name="T5">Лицензиата</text:span><text:span text:style-name="T3"> </text:span><text:span text:style-name="T5">в</text:span><text:span text:style-name="T3"> </text:span><text:span text:style-name="T5">течение</text:span><text:span text:style-name="T3"> 2 </text:span><text:span text:style-name="T5">рабочих</text:span><text:span text:style-name="T3"> </text:span><text:span text:style-name="T5">дней</text:span><text:span text:style-name="T3">, </text:span><text:span text:style-name="T5">без</text:span><text:span text:style-name="T3"> </text:span><text:span text:style-name="T5">учета</text:span><text:span text:style-name="T3"> </text:span><text:span text:style-name="T5">дня</text:span><text:span text:style-name="T3"> </text:span><text:span text:style-name="T5">регистрации</text:span><text:span text:style-name="T3"> </text:span><text:span text:style-name="T5">заявки</text:span><text:span text:style-name="T3">, </text:span><text:span text:style-name="T5">предоставить</text:span><text:span text:style-name="T3"> </text:span><text:span text:style-name="T5">Лицензиату</text:span><text:span text:style-name="T3"> </text:span><text:span text:style-name="T5">доступ</text:span><text:span text:style-name="T3"> </text:span><text:span text:style-name="T5">к</text:span><text:span text:style-name="T3"> </text:span><text:span text:style-name="T5">сервисам</text:span><text:span text:style-name="T3"> </text:span><text:span text:style-name="T5">Портала</text:span><text:span text:style-name="T3">.</text:span></text:p>
      <text:p text:style-name="P9"><text:span text:style-name="T3">4.1.3. </text:span><text:span text:style-name="T5">Использовать</text:span><text:span text:style-name="T3"> </text:span><text:span text:style-name="T5">полученные</text:span><text:span text:style-name="T3"> </text:span><text:span text:style-name="T5">от</text:span><text:span text:style-name="T3"> </text:span><text:span text:style-name="T5">Лицензиата</text:span><text:span text:style-name="T3"> </text:span><text:span text:style-name="T5">данные</text:span><text:span text:style-name="T3">, </text:span><text:span text:style-name="T5">в</text:span><text:span text:style-name="T3"> </text:span><text:span text:style-name="T5">том</text:span><text:span text:style-name="T3"> </text:span><text:span text:style-name="T5">числе</text:span><text:span text:style-name="T3"> </text:span><text:span text:style-name="T5">персональные</text:span><text:span text:style-name="T3">, </text:span><text:span text:style-name="T5">только</text:span><text:span text:style-name="T3"> </text:span><text:span text:style-name="T5">для</text:span><text:span text:style-name="T3"> </text:span><text:span text:style-name="T5">надлежащего</text:span><text:span text:style-name="T3"> </text:span><text:span text:style-name="T5">исполнения</text:span><text:span text:style-name="T3"> </text:span><text:span text:style-name="T5">настоящего</text:span><text:span text:style-name="T3"> </text:span><text:span text:style-name="T5">Договора</text:span><text:span text:style-name="T3"> </text:span><text:span text:style-name="T5">и</text:span><text:span text:style-name="T3"> </text:span><text:span text:style-name="T5">функционирования</text:span><text:span text:style-name="T3"> </text:span><text:span text:style-name="T5">Портала</text:span><text:span text:style-name="T3">.</text:span></text:p>
      <text:p text:style-name="P9"><text:span text:style-name="T3">4.1.4. </text:span><text:span text:style-name="T5">Обеспечить</text:span><text:span text:style-name="T3"> </text:span><text:span text:style-name="T5">поддержку</text:span><text:span text:style-name="T3"> </text:span><text:span text:style-name="T5">Лицензиату</text:span><text:span text:style-name="T3"> (</text:span><text:span text:style-name="T5">с</text:span><text:span text:style-name="T3"> 10.00 </text:span><text:span text:style-name="T5">до</text:span><text:span text:style-name="T3"> 18.00 </text:span><text:span text:style-name="T5">в</text:span><text:span text:style-name="T3"> </text:span><text:span text:style-name="T5">будни</text:span><text:span text:style-name="T3"> </text:span><text:span text:style-name="T5">по</text:span><text:span text:style-name="T3"> </text:span><text:span text:style-name="T5">Московскому</text:span><text:span text:style-name="T3"> </text:span><text:span text:style-name="T5">времени</text:span><text:span text:style-name="T3">) </text:span><text:span text:style-name="T5">следующими</text:span><text:span text:style-name="T3"> </text:span><text:span text:style-name="T5">способами</text:span><text:span text:style-name="T3">:</text:span></text:p>
      <text:p text:style-name="P9"><text:span text:style-name="T3">- </text:span><text:span text:style-name="T5">устные</text:span><text:span text:style-name="T3"> </text:span><text:span text:style-name="T5">консультации</text:span><text:span text:style-name="T3"> </text:span><text:span text:style-name="T5">по</text:span><text:span text:style-name="T3"> </text:span><text:span text:style-name="T5">телефону</text:span><text:span text:style-name="T3"> </text:span><text:span text:style-name="T5">горячей</text:span><text:span text:style-name="T3"> </text:span><text:span text:style-name="T5">линии</text:span><text:span text:style-name="T3">, </text:span><text:span text:style-name="T5">указанному</text:span><text:span text:style-name="T3"> </text:span><text:span text:style-name="T5">на</text:span><text:span text:style-name="T3"> </text:span><text:span text:style-name="T5">Сайте</text:span><text:span text:style-name="T3">;</text:span></text:p>
      <text:p text:style-name="P9"><text:span text:style-name="T3">- </text:span><text:span text:style-name="T5">через</text:span><text:span text:style-name="T3"> </text:span><text:span text:style-name="T5">функционал</text:span><text:span text:style-name="T3"> </text:span><text:span text:style-name="T5">Портала</text:span><text:span text:style-name="T3">,</text:span></text:p>
      <text:p text:style-name="P9"><text:span text:style-name="T3">- </text:span><text:span text:style-name="T5">путем</text:span><text:span text:style-name="T3"> </text:span><text:span text:style-name="T5">обмена</text:span><text:span text:style-name="T3"> </text:span><text:span text:style-name="T5">сообщениями</text:span><text:span text:style-name="T3"> </text:span><text:span text:style-name="T5">по</text:span><text:span text:style-name="T3"> </text:span><text:span text:style-name="T5">электронной</text:span><text:span text:style-name="T3"> </text:span><text:span text:style-name="T5">почте</text:span><text:span text:style-name="T3">.</text:span></text:p>
      <text:p text:style-name="P9"><text:span text:style-name="T3">4.1.5. </text:span><text:span text:style-name="T5">Обеспечивать</text:span><text:span text:style-name="T3"> </text:span><text:span text:style-name="T5">работоспособность</text:span><text:span text:style-name="T3"> </text:span><text:span text:style-name="T5">и</text:span><text:span text:style-name="T3"> </text:span><text:span text:style-name="T5">доступ</text:span><text:span text:style-name="T3"> </text:span><text:span text:style-name="T5">к</text:span><text:span text:style-name="T3"> </text:span><text:span text:style-name="T5">Порталу</text:span><text:span text:style-name="T3">, </text:span><text:span text:style-name="T5">за</text:span><text:span text:style-name="T3"> </text:span><text:span text:style-name="T5">исключением</text:span><text:span text:style-name="T3"> </text:span><text:span text:style-name="T5">случаев</text:span><text:span text:style-name="T3"> </text:span><text:span text:style-name="T5">сбоев</text:span><text:span text:style-name="T3">, </text:span><text:span text:style-name="T5">произошедших</text:span><text:span text:style-name="T3"> </text:span><text:span text:style-name="T5">не</text:span><text:span text:style-name="T3"> </text:span><text:span text:style-name="T5">по</text:span><text:span text:style-name="T3"> </text:span><text:span text:style-name="T5">вине</text:span><text:span text:style-name="T3"> </text:span><text:span text:style-name="T5">Лицензиара</text:span><text:span text:style-name="T3"> </text:span><text:span text:style-name="T5">и</text:span><text:span text:style-name="T3"> </text:span><text:span text:style-name="T5">проведения</text:span><text:span text:style-name="T3"> </text:span><text:span text:style-name="T5">сервисных</text:span><text:span text:style-name="T3"> </text:span><text:span text:style-name="T5">работ</text:span><text:span text:style-name="T3">.</text:span></text:p>
      <text:p text:style-name="P9"><text:span text:style-name="T3">4.1.6. </text:span><text:span text:style-name="T5">Предупреждать</text:span><text:span text:style-name="T3"> </text:span><text:span text:style-name="T5">Лицензиата</text:span><text:span text:style-name="T3"> </text:span><text:span text:style-name="T5">о</text:span><text:span text:style-name="T3"> </text:span><text:span text:style-name="T5">факте</text:span><text:span text:style-name="T3"> </text:span><text:span text:style-name="T5">и</text:span><text:span text:style-name="T3"> </text:span><text:span text:style-name="T5">сроках</text:span><text:span text:style-name="T3"> </text:span><text:span text:style-name="T5">проведения</text:span><text:span text:style-name="T3"> </text:span><text:span text:style-name="T5">плановых</text:span><text:span text:style-name="T3"> </text:span><text:span text:style-name="T5">сервисных</text:span><text:span text:style-name="T3"> </text:span><text:span text:style-name="T5">работ</text:span><text:span text:style-name="T3"> </text:span><text:span text:style-name="T5">не</text:span><text:span text:style-name="T3"> </text:span><text:span text:style-name="T5">менее</text:span><text:span text:style-name="T3"> </text:span><text:span text:style-name="T5">чем</text:span><text:span text:style-name="T3"> </text:span><text:span text:style-name="T5">за</text:span><text:span text:style-name="T3"> 3 </text:span><text:span text:style-name="T5">суток</text:span><text:span text:style-name="T3"> </text:span><text:span text:style-name="T5">до</text:span><text:span text:style-name="T3"> </text:span><text:span text:style-name="T5">момента</text:span><text:span text:style-name="T3"> </text:span><text:span text:style-name="T5">начала</text:span><text:span text:style-name="T3"> </text:span><text:span text:style-name="T5">их</text:span><text:span text:style-name="T3"> </text:span><text:span text:style-name="T5">проведения</text:span><text:span text:style-name="T3">, </text:span><text:span text:style-name="T5">посредством</text:span><text:span text:style-name="T3"> </text:span><text:span text:style-name="T5">публикации</text:span><text:span text:style-name="T3"> </text:span><text:span text:style-name="T5">объявления</text:span><text:span text:style-name="T3"> <text:s/></text:span><text:span text:style-name="T5">сайте</text:span><text:span text:style-name="T3"> </text:span><text:span text:style-name="Internet_20_link"><text:span text:style-name="T11">http</text:span></text:span><text:span text:style-name="Internet_20_link"><text:span text:style-name="T10">://1468.рф</text:span></text:span><text:span text:style-name="T3">.</text:span></text:p>
      <text:p text:style-name="P9"><text:span text:style-name="T3">4.2. </text:span><text:span text:style-name="T5">Лицензиар</text:span><text:span text:style-name="T3"> </text:span><text:span text:style-name="T5">портала</text:span><text:span text:style-name="T3"> </text:span><text:span text:style-name="T5">имеет</text:span><text:span text:style-name="T3"> </text:span><text:span text:style-name="T5">право</text:span><text:span text:style-name="T3">:</text:span></text:p>
      <text:p text:style-name="P9"><text:span text:style-name="T3">4.2.1. </text:span><text:span text:style-name="T5">Без</text:span><text:span text:style-name="T3"> </text:span><text:span text:style-name="T5">предварительного</text:span><text:span text:style-name="T3"> </text:span><text:span text:style-name="T5">уведомления</text:span><text:span text:style-name="T3"> </text:span><text:span text:style-name="T5">Лицензиата</text:span><text:span text:style-name="T3"> </text:span><text:span text:style-name="T5">модернизировать</text:span><text:span text:style-name="T3"> </text:span><text:span text:style-name="T5">и</text:span><text:span text:style-name="T3"> </text:span><text:span text:style-name="T5">расширять</text:span><text:span text:style-name="T3"> </text:span><text:span text:style-name="T5">функционал</text:span><text:span text:style-name="T3"> </text:span><text:span text:style-name="T5">Портала</text:span><text:span text:style-name="T3">.</text:span></text:p>
      <text:p text:style-name="P9"><text:span text:style-name="T3">4.2.2. </text:span><text:span text:style-name="T5">Приостанавливать</text:span><text:span text:style-name="T3"> </text:span><text:span text:style-name="T5">доступ</text:span><text:span text:style-name="T3"> </text:span><text:span text:style-name="T5">к</text:span><text:span text:style-name="T3"> </text:span><text:span text:style-name="T5">Порталу</text:span><text:span text:style-name="T3"> </text:span><text:span text:style-name="T5">на</text:span><text:span text:style-name="T3"> </text:span><text:span text:style-name="T5">время</text:span><text:span text:style-name="T3">, </text:span><text:span text:style-name="T5">необходимое</text:span><text:span text:style-name="T3"> </text:span><text:span text:style-name="T5">для</text:span><text:span text:style-name="T3"> </text:span><text:span text:style-name="T5">обслуживания</text:span><text:span text:style-name="T3"> </text:span><text:span text:style-name="T5">Портала</text:span><text:span text:style-name="T3">. </text:span><text:span text:style-name="T5">Суммарное</text:span><text:span text:style-name="T3"> </text:span><text:span text:style-name="T5">время</text:span><text:span text:style-name="T3"> </text:span><text:span text:style-name="T5">недоступности</text:span><text:span text:style-name="T3"> </text:span><text:span text:style-name="T5">Портала</text:span><text:span text:style-name="T3">, </text:span><text:span text:style-name="T5">связанное</text:span><text:span text:style-name="T3"> </text:span><text:span text:style-name="T5">с</text:span><text:span text:style-name="T3"> </text:span><text:span text:style-name="T5">обслуживанием</text:span><text:span text:style-name="T3">, </text:span><text:span text:style-name="T5">не</text:span><text:span text:style-name="T3"> </text:span><text:span text:style-name="T5">должно</text:span><text:span text:style-name="T3"> </text:span><text:span text:style-name="T5">превышать</text:span><text:span text:style-name="T3"> <text:line-break/>10 </text:span><text:span text:style-name="T5">часов</text:span><text:span text:style-name="T3"> </text:span><text:span text:style-name="T5">в</text:span><text:span text:style-name="T3"> </text:span><text:span text:style-name="T5">месяц</text:span><text:span text:style-name="T3">.</text:span></text:p>
      <text:p text:style-name="P9"><text:span text:style-name="T3">4.2.3. </text:span><text:span text:style-name="T5">Полагаться</text:span><text:span text:style-name="T3"> </text:span><text:span text:style-name="T5">на</text:span><text:span text:style-name="T3"> </text:span><text:span text:style-name="T5">достоверность</text:span><text:span text:style-name="T3">, </text:span><text:span text:style-name="T5">актуальность</text:span><text:span text:style-name="T3">,</text:span><text:span text:style-name="T15"> </text:span><text:span text:style-name="T5">полноту</text:span><text:span text:style-name="T3"> </text:span><text:span text:style-name="T5">и</text:span><text:span text:style-name="T3"> </text:span><text:span text:style-name="T5">соответствие</text:span><text:span text:style-name="T3"> </text:span><text:span text:style-name="T5">установленным</text:span><text:span text:style-name="T3"> </text:span><text:span text:style-name="T5">стандартам</text:span><text:span text:style-name="T3"> </text:span><text:span text:style-name="T5">передаваемой</text:span><text:span text:style-name="T3"> </text:span><text:span text:style-name="T5">Лицензиату</text:span><text:span text:style-name="T3"> </text:span><text:span text:style-name="T5">информации лицами</text:span><text:span text:style-name="T3">, </text:span><text:span text:style-name="T5">указанными</text:span><text:span text:style-name="T3"> </text:span><text:span text:style-name="T5">в</text:span><text:span text:style-name="T3"> </text:span><text:span text:style-name="T5">постановлении</text:span><text:span text:style-name="T3"> </text:span><text:span text:style-name="T5">Правительства</text:span><text:span text:style-name="T3"> </text:span><text:span text:style-name="T5">Российской</text:span><text:span text:style-name="T3"> </text:span><text:span text:style-name="T5">Федерации</text:span><text:span text:style-name="T3"> </text:span><text:span text:style-name="T5">от</text:span><text:span text:style-name="T3"> 28 </text:span><text:span text:style-name="T5">декабря</text:span><text:span text:style-name="T3"> 2012 </text:span><text:span text:style-name="T5">г</text:span><text:span text:style-name="T3">. </text:span><text:span text:style-name="T5">№</text:span><text:span text:style-name="T3">1468, </text:span><text:span text:style-name="T5">не</text:span><text:span text:style-name="T3"> </text:span><text:span text:style-name="T5">неся</text:span><text:span text:style-name="T3"> </text:span><text:span text:style-name="T5">ответственности</text:span><text:span text:style-name="T3"> </text:span><text:span text:style-name="T5">за</text:span><text:span text:style-name="T3"> </text:span><text:span text:style-name="T5">действия</text:span><text:span text:style-name="T3"> </text:span><text:span text:style-name="T5">или</text:span><text:span text:style-name="T3"> </text:span><text:span text:style-name="T5">бездействия</text:span><text:span text:style-name="T3"> </text:span><text:span text:style-name="T5">указанных</text:span><text:span text:style-name="T3"> </text:span><text:span text:style-name="T5">лиц</text:span><text:span text:style-name="T3">.</text:span></text:p>
      <text:p text:style-name="P9"><text:span text:style-name="T3">4.2.4. </text:span><text:span text:style-name="T5">Отправлять</text:span><text:span text:style-name="T3"> </text:span><text:span text:style-name="T5">Лицензиату</text:span><text:span text:style-name="T3"> </text:span><text:span text:style-name="T5">на</text:span><text:span text:style-name="T3"> </text:span><text:span text:style-name="T5">адрес</text:span><text:span text:style-name="T3"> </text:span><text:span text:style-name="T5">электронной</text:span><text:span text:style-name="T3"> </text:span><text:span text:style-name="T5">почты</text:span><text:span text:style-name="T3"> </text:span><text:span text:style-name="T5">уведомления</text:span><text:span text:style-name="T3"> </text:span><text:span text:style-name="T5">информационного</text:span><text:span text:style-name="T3"> </text:span><text:span text:style-name="T5">или</text:span><text:span text:style-name="T3"> </text:span><text:span text:style-name="T5">технического</text:span><text:span text:style-name="T3"> </text:span><text:span text:style-name="T5">характера</text:span><text:span text:style-name="T3">.</text:span></text:p>
      <text:p text:style-name="P9"><text:span text:style-name="T3">4.2.5. </text:span><text:span text:style-name="T5">Ссылаться</text:span><text:span text:style-name="T3"> </text:span><text:span text:style-name="T5">на</text:span><text:span text:style-name="T3"> </text:span><text:span text:style-name="T5">Лицензиата</text:span><text:span text:style-name="T3">, </text:span><text:span text:style-name="T5">как</text:span><text:span text:style-name="T3"> </text:span><text:span text:style-name="T5">на</text:span><text:span text:style-name="T3"> </text:span><text:span text:style-name="T5">пользователя</text:span><text:span text:style-name="T3"> </text:span><text:span text:style-name="T5">Порталом</text:span><text:span text:style-name="T3">, </text:span><text:span text:style-name="T5">на</text:span><text:span text:style-name="T3"> </text:span><text:span text:style-name="T5">Портале</text:span><text:span text:style-name="T3"> </text:span><text:span text:style-name="T5">и</text:span><text:span text:style-name="T3"> </text:span><text:span text:style-name="T5">в</text:span><text:span text:style-name="T3"> </text:span><text:span text:style-name="T5">рекламных</text:span><text:span text:style-name="T3"> </text:span><text:span text:style-name="T5">материалах</text:span><text:span text:style-name="T3"> </text:span><text:span text:style-name="T5">Лицензиара</text:span><text:span text:style-name="T3">.</text:span></text:p>
      <text:p text:style-name="P9"><text:span text:style-name="T5">4.2.6. Использовать данные, полученные Лицензиатом в процессе исполнения постановления Правительства Российской Федерации от 28.12.2012г. № 1468, за исключением персональных данных, перечень и порядок сбора, хранения, обработки, распространения и передачи которых установлены Федеральным законом от 27.07.2006г. № 152 «О персональных данных», в целях обработки, анализа, статистики и предоставления отчетов третьим лицам и уполномоченным государственным органам и должностным лицам в порядке, установленном законодательством Российской Федерации. </text:span></text:p>
      <text:p text:style-name="P9"><text:span text:style-name="T6"><text:s text:c="4"/></text:span></text:p>
      <text:p text:style-name="P7"><text:span text:style-name="T2">5. </text:span><text:span text:style-name="T8">Обязанности</text:span><text:span text:style-name="T2"> </text:span><text:span text:style-name="T8">и</text:span><text:span text:style-name="T2"> </text:span><text:span text:style-name="T8">права</text:span><text:span text:style-name="T2"> </text:span><text:span text:style-name="T8">Лицензиата</text:span></text:p>
      <text:p text:style-name="P9"><text:span text:style-name="T3">5.1. </text:span><text:span text:style-name="T5">Обязанности</text:span><text:span text:style-name="T3"> </text:span><text:span text:style-name="T5">Лицензиата</text:span><text:span text:style-name="T3">:</text:span></text:p>
      <text:p text:style-name="P9"><text:span text:style-name="T3">5.1.1. </text:span><text:span text:style-name="T5">Зарегистрироваться</text:span><text:span text:style-name="T3"> </text:span><text:span text:style-name="T5">в</text:span><text:span text:style-name="T3"> </text:span><text:span text:style-name="T5">учетной</text:span><text:span text:style-name="T3"> </text:span><text:span text:style-name="T5">системе</text:span><text:span text:style-name="T3"> </text:span><text:span text:style-name="T5">Лицензиара</text:span><text:span text:style-name="T3"> </text:span><text:span text:style-name="T5">и</text:span><text:span text:style-name="T3"> </text:span><text:span text:style-name="T5">предоставить</text:span><text:span text:style-name="T3"> </text:span><text:span text:style-name="T5">все</text:span><text:span text:style-name="T3"> </text:span><text:span text:style-name="T5">необходимые</text:span><text:span text:style-name="T3"> </text:span><text:span text:style-name="T5">запрашиваемые</text:span><text:span text:style-name="T3"> </text:span><text:span text:style-name="T5">Лицензиаром</text:span><text:span text:style-name="T3"> </text:span><text:span text:style-name="T5">данные</text:span><text:span text:style-name="T3">, </text:span><text:span text:style-name="T5">использовать</text:span><text:span text:style-name="T3"> </text:span><text:span text:style-name="T5">Портал</text:span><text:span text:style-name="T3"> </text:span><text:span text:style-name="T5">исключительно</text:span><text:span text:style-name="T3"> </text:span><text:span text:style-name="T5">в</text:span><text:span text:style-name="T3"> </text:span><text:span text:style-name="T5">целях</text:span><text:span text:style-name="T3"> </text:span><text:span text:style-name="T5">и</text:span><text:span text:style-name="T3"> </text:span><text:span text:style-name="T5">способами</text:span><text:span text:style-name="T3">, </text:span><text:span text:style-name="T5">предусмотренными</text:span><text:span text:style-name="T3"> </text:span><text:span text:style-name="T5">настоящим</text:span><text:span text:style-name="T3"> </text:span><text:span text:style-name="T5">Договором</text:span><text:span text:style-name="T3">, </text:span><text:span text:style-name="T5">строго</text:span><text:span text:style-name="T3"> </text:span><text:span text:style-name="T5">соблюдая</text:span><text:span text:style-name="T3"> </text:span><text:span text:style-name="T5">свое</text:span><text:span text:style-name="T3"> </text:span><text:span text:style-name="T5">право</text:span><text:span text:style-name="T3"> </text:span><text:span text:style-name="T5">на</text:span><text:span text:style-name="T3"> </text:span><text:span text:style-name="T5">использование</text:span><text:span text:style-name="T3">, </text:span><text:span text:style-name="T5">согласованное</text:span><text:span text:style-name="T3"> </text:span><text:span text:style-name="T5">с</text:span><text:span text:style-name="T3"> </text:span><text:span text:style-name="T5">Лицензиаром</text:span><text:span text:style-name="T3">.</text:span></text:p>
      <text:p text:style-name="P9"><text:span text:style-name="T3">5.1.2. </text:span><text:span text:style-name="T5">Соблюдать</text:span><text:span text:style-name="T3"> </text:span><text:span text:style-name="T5">правила</text:span><text:span text:style-name="T3"> </text:span><text:span text:style-name="T5">и</text:span><text:span text:style-name="T3"> </text:span><text:span text:style-name="T5">условия</text:span><text:span text:style-name="T3">, </text:span><text:span text:style-name="T5">содержащиеся</text:span><text:span text:style-name="T3"> </text:span><text:span text:style-name="T5">на</text:span><text:span text:style-name="T3"> </text:span><text:span text:style-name="T5">сайте</text:span> <text:span text:style-name="Internet_20_link"><text:span text:style-name="T11">http</text:span></text:span><text:span text:style-name="Internet_20_link"><text:span text:style-name="T10">://1468.рф</text:span></text:span><text:span text:style-name="T3">.</text:span></text:p>
      <text:p text:style-name="P9"><text:span text:style-name="T3">5.1.3. </text:span><text:span text:style-name="T5">Незамедлительно</text:span><text:span text:style-name="T3"> </text:span><text:span text:style-name="T5">известить</text:span><text:span text:style-name="T3"> </text:span><text:span text:style-name="T5">Лицензиара</text:span><text:span text:style-name="T3"> </text:span><text:span text:style-name="T5">о</text:span><text:span text:style-name="T3"> </text:span><text:span text:style-name="T5">случаях</text:span><text:span text:style-name="T3"> </text:span><text:span text:style-name="T5">утери</text:span><text:span text:style-name="T3"> </text:span><text:span text:style-name="T5">либо</text:span><text:span text:style-name="T3"> </text:span><text:span text:style-name="T5">хищения</text:span><text:span text:style-name="T3"> </text:span><text:span text:style-name="T5">паролей</text:span><text:span text:style-name="T3"> </text:span><text:span text:style-name="T5">учетных</text:span><text:span text:style-name="T3"> </text:span><text:span text:style-name="T5">записей</text:span><text:span text:style-name="T3"> </text:span><text:span text:style-name="T5">пользователей</text:span><text:span text:style-name="T3">.</text:span></text:p>
      <text:p text:style-name="P9"><text:span text:style-name="T3">5.1.4. </text:span><text:span text:style-name="T5">Не</text:span><text:span text:style-name="T3"> </text:span><text:span text:style-name="T5">выполнять</text:span><text:span text:style-name="T3"> </text:span><text:span text:style-name="T5">действия</text:span><text:span text:style-name="T3">:</text:span></text:p>
      <text:p text:style-name="P9"><text:span text:style-name="T3">- </text:span><text:span text:style-name="T5">влекущие</text:span><text:span text:style-name="T3"> </text:span><text:span text:style-name="T5">за</text:span><text:span text:style-name="T3"> </text:span><text:span text:style-name="T5">собой</text:span><text:span text:style-name="T3"> </text:span><text:span text:style-name="T5">сбои</text:span><text:span text:style-name="T3"> </text:span><text:span text:style-name="T5">в</text:span><text:span text:style-name="T3"> </text:span><text:span text:style-name="T5">функционировании</text:span><text:span text:style-name="T3"> </text:span><text:span text:style-name="T5">Портала</text:span><text:span text:style-name="T3">;</text:span></text:p>
      <text:p text:style-name="P9"><text:span text:style-name="T3">- </text:span><text:span text:style-name="T5">по</text:span><text:span text:style-name="T3"> </text:span><text:span text:style-name="T5">передаче</text:span><text:span text:style-name="T3"> </text:span><text:span text:style-name="T5">логинов</text:span><text:span text:style-name="T3"> </text:span><text:span text:style-name="T5">и</text:span><text:span text:style-name="T3"> </text:span><text:span text:style-name="T5">паролей</text:span><text:span text:style-name="T3"> </text:span><text:span text:style-name="T5">учетных</text:span><text:span text:style-name="T3"> </text:span><text:span text:style-name="T5">записей</text:span><text:span text:style-name="T3"> </text:span><text:span text:style-name="T5">третьим</text:span><text:span text:style-name="T3"> </text:span><text:span text:style-name="T5">лицам</text:span><text:span text:style-name="T3">, </text:span><text:span text:style-name="T5">не</text:span><text:span text:style-name="T3"> </text:span><text:span text:style-name="T5">имеющим</text:span><text:span text:style-name="T3"> </text:span><text:span text:style-name="T5">отношения</text:span><text:span text:style-name="T3"> <text:line-break/></text:span><text:span text:style-name="T5">к</text:span><text:span text:style-name="T3"> </text:span><text:span text:style-name="T5">Лицензиату</text:span><text:span text:style-name="T3">;</text:span></text:p>
      <text:p text:style-name="P9"><text:span text:style-name="T3">- </text:span><text:span text:style-name="T5">по</text:span><text:span text:style-name="T3"> </text:span><text:span text:style-name="T5">отправлению</text:span><text:span text:style-name="T3"> </text:span><text:span text:style-name="T5">с</text:span><text:span text:style-name="T3"> </text:span><text:span text:style-name="T5">помощью</text:span><text:span text:style-name="T3"> </text:span><text:span text:style-name="T5">Портала</text:span><text:span text:style-name="T3"> </text:span><text:span text:style-name="T5">незаконных</text:span><text:span text:style-name="T3">, </text:span><text:span text:style-name="T5">тревожащих</text:span><text:span text:style-name="T3">, </text:span><text:span text:style-name="T5">дискредитирующих</text:span><text:span text:style-name="T3"> </text:span><text:span text:style-name="T5">или</text:span><text:span text:style-name="T3"> </text:span><text:span text:style-name="T5">угрожающих</text:span><text:span text:style-name="T3"> </text:span><text:span text:style-name="T5">сообщений</text:span><text:span text:style-name="T3">;</text:span></text:p>
      <text:p text:style-name="P9"><text:soft-page-break/><text:span text:style-name="T3">- </text:span><text:span text:style-name="T5">осуществлять</text:span><text:span text:style-name="T3"> </text:span><text:span text:style-name="T5">иные</text:span><text:span text:style-name="T3"> </text:span><text:span text:style-name="T5">действия</text:span><text:span text:style-name="T3">, </text:span><text:span text:style-name="T5">не</text:span><text:span text:style-name="T3"> </text:span><text:span text:style-name="T5">предусмотренные</text:span><text:span text:style-name="T3"> </text:span><text:span text:style-name="T5">настоящим</text:span><text:span text:style-name="T3"> </text:span><text:span text:style-name="T5">Договором</text:span><text:span text:style-name="T3">, </text:span><text:span text:style-name="T5">но</text:span><text:span text:style-name="T3"> </text:span><text:span text:style-name="T5">содержащие</text:span><text:span text:style-name="T3"> </text:span><text:span text:style-name="T5">состав</text:span><text:span text:style-name="T3"> </text:span><text:span text:style-name="T5">уголовного</text:span><text:span text:style-name="T3"> </text:span><text:span text:style-name="T5">либо</text:span><text:span text:style-name="T3"> </text:span><text:span text:style-name="T5">административного</text:span><text:span text:style-name="T3"> </text:span><text:span text:style-name="T5">правонарушения</text:span><text:span text:style-name="T3">, </text:span><text:span text:style-name="T5">либо</text:span><text:span text:style-name="T3"> </text:span><text:span text:style-name="T5">нарушающих</text:span><text:span text:style-name="T3"> </text:span><text:span text:style-name="T5">права</text:span><text:span text:style-name="T3"> </text:span><text:span text:style-name="T5">и</text:span><text:span text:style-name="T3"> </text:span><text:span text:style-name="T5">законные</text:span><text:span text:style-name="T3"> </text:span><text:span text:style-name="T5">интересы</text:span><text:span text:style-name="T3"> </text:span><text:span text:style-name="T5">Лицензиара</text:span><text:span text:style-name="T3"> </text:span><text:span text:style-name="T5">или</text:span><text:span text:style-name="T3"> </text:span><text:span text:style-name="T5">третьих</text:span><text:span text:style-name="T3"> </text:span><text:span text:style-name="T5">лиц</text:span><text:span text:style-name="T3">.</text:span></text:p>
      <text:p text:style-name="P9"><text:span text:style-name="T3">5.2. </text:span><text:span text:style-name="T5">Права</text:span><text:span text:style-name="T3"> </text:span><text:span text:style-name="T5">Лицензиата</text:span><text:span text:style-name="T3">:</text:span></text:p>
      <text:p text:style-name="P9"><text:span text:style-name="T3">5.2.1. </text:span><text:span text:style-name="T5">Использовать</text:span><text:span text:style-name="T3"> </text:span><text:span text:style-name="T5">Портал</text:span><text:span text:style-name="T3"> </text:span><text:span text:style-name="T5">на</text:span><text:span text:style-name="T3"> </text:span><text:span text:style-name="T5">условиях</text:span><text:span text:style-name="T3"> </text:span><text:span text:style-name="T5">настоящего</text:span><text:span text:style-name="T3"> </text:span><text:span text:style-name="T5">Договора</text:span><text:span text:style-name="T3"> </text:span><text:span text:style-name="T5">в</text:span><text:span text:style-name="T3"> </text:span><text:span text:style-name="T5">объеме</text:span><text:span text:style-name="T3"> </text:span><text:span text:style-name="T5">функциональности</text:span><text:span text:style-name="T3"> <text:line-break/></text:span><text:span text:style-name="T5">и</text:span><text:span text:style-name="T3"> </text:span><text:span text:style-name="T5">способами</text:span><text:span text:style-name="T3">, </text:span><text:span text:style-name="T5">предусмотренными</text:span><text:span text:style-name="T3"> </text:span><text:span text:style-name="T5">настоящим</text:span><text:span text:style-name="T3"> </text:span><text:span text:style-name="T5">Договором</text:span><text:span text:style-name="T3"> </text:span><text:span text:style-name="T5">и</text:span><text:span text:style-name="T3"> </text:span><text:span text:style-name="T5">правилами</text:span><text:span text:style-name="T3">, </text:span><text:span text:style-name="T5">содержащимися</text:span><text:span text:style-name="T3"> </text:span><text:span text:style-name="T5">на</text:span><text:span text:style-name="T3"> </text:span><text:span text:style-name="T5">сайте </text:span><text:span text:style-name="Internet_20_link"><text:span text:style-name="T11">http</text:span></text:span><text:span text:style-name="Internet_20_link"><text:span text:style-name="T10">://1468.рф</text:span></text:span><text:span text:style-name="T3">.</text:span></text:p>
      <text:p text:style-name="P9"><text:span text:style-name="T3">5.2.2. </text:span><text:span text:style-name="T5">Самостоятельно</text:span><text:span text:style-name="T3"> </text:span><text:span text:style-name="T5">определять</text:span><text:span text:style-name="T3"> </text:span><text:span text:style-name="T5">частоту</text:span><text:span text:style-name="T3"> </text:span><text:span text:style-name="T5">пользования</text:span><text:span text:style-name="T3"> </text:span><text:span text:style-name="T5">функционалом</text:span><text:span text:style-name="T3"> </text:span><text:span text:style-name="T5">Портала</text:span><text:span text:style-name="T3">.</text:span></text:p>
      <text:p text:style-name="P9"/>
      <text:p text:style-name="P7"><text:span text:style-name="T2">6. </text:span><text:span text:style-name="T8">Ответственность</text:span><text:span text:style-name="T2"> </text:span><text:span text:style-name="T8">сторон</text:span></text:p>
      <text:p text:style-name="P9"><text:span text:style-name="T3">6.1. </text:span><text:span text:style-name="T5">За</text:span><text:span text:style-name="T3"> </text:span><text:span text:style-name="T5">неисполнение</text:span><text:span text:style-name="T3"> </text:span><text:span text:style-name="T5">или</text:span><text:span text:style-name="T3"> </text:span><text:span text:style-name="T5">ненадлежащее</text:span><text:span text:style-name="T3"> </text:span><text:span text:style-name="T5">исполнение</text:span><text:span text:style-name="T3"> </text:span><text:span text:style-name="T5">обязательств</text:span><text:span text:style-name="T3"> </text:span><text:span text:style-name="T5">по</text:span><text:span text:style-name="T3"> </text:span><text:span text:style-name="T5">настоящему</text:span><text:span text:style-name="T3"> </text:span><text:span text:style-name="T5">Договору Стороны несут ответственность в соответствии с действующим законодательством РФ.</text:span></text:p>
      <text:p text:style-name="P9"><text:span text:style-name="T3">6.2. </text:span><text:span text:style-name="T5">В</text:span><text:span text:style-name="T3"> </text:span><text:span text:style-name="T5">случае</text:span><text:span text:style-name="T3"> </text:span><text:span text:style-name="T5">если</text:span><text:span text:style-name="T3"> </text:span><text:span text:style-name="T5">надлежащее</text:span><text:span text:style-name="T3"> </text:span><text:span text:style-name="T5">исполнение</text:span><text:span text:style-name="T3"> </text:span><text:span text:style-name="T5">обязательств</text:span><text:span text:style-name="T3"> </text:span><text:span text:style-name="T5">одной</text:span><text:span text:style-name="T3"> </text:span><text:span text:style-name="T5">из</text:span><text:span text:style-name="T3"> С</text:span><text:span text:style-name="T5">торон</text:span><text:span text:style-name="T3"> </text:span><text:span text:style-name="T5">стало</text:span><text:span text:style-name="T3"> </text:span><text:span text:style-name="T5">невозможным</text:span><text:span text:style-name="T3"> <text:line-break/></text:span><text:span text:style-name="T5">в</text:span><text:span text:style-name="T3"> </text:span><text:span text:style-name="T5">силу</text:span><text:span text:style-name="T3"> </text:span><text:span text:style-name="T5">обстоятельств</text:span><text:span text:style-name="T3">, </text:span><text:span text:style-name="T5">которые</text:span><text:span text:style-name="T3"> С</text:span><text:span text:style-name="T5">тороны</text:span><text:span text:style-name="T3"> </text:span><text:span text:style-name="T5">не</text:span><text:span text:style-name="T3"> </text:span><text:span text:style-name="T5">могли</text:span><text:span text:style-name="T3"> </text:span><text:span text:style-name="T5">предвидеть</text:span><text:span text:style-name="T3"> </text:span><text:span text:style-name="T5">при</text:span><text:span text:style-name="T3"> </text:span><text:span text:style-name="T5">заключении</text:span><text:span text:style-name="T3"> </text:span><text:span text:style-name="T5">настоящего</text:span><text:span text:style-name="T3"> </text:span><text:span text:style-name="T5">Договора</text:span><text:span text:style-name="T3">, С</text:span><text:span text:style-name="T5">тороны</text:span><text:span text:style-name="T3"> </text:span><text:span text:style-name="T5">в</text:span><text:span text:style-name="T3"> </text:span><text:span text:style-name="T5">течение</text:span><text:span text:style-name="T3"> 10 </text:span><text:span text:style-name="T5">дней</text:span><text:span text:style-name="T3"> </text:span><text:span text:style-name="T5">согласовывают</text:span><text:span text:style-name="T3"> </text:span><text:span text:style-name="T5">изменения</text:span><text:span text:style-name="T3"> </text:span><text:span text:style-name="T5">условий</text:span><text:span text:style-name="T3"> </text:span><text:span text:style-name="T5">настоящего</text:span><text:span text:style-name="T3"> </text:span><text:span text:style-name="T5">Договора,</text:span><text:span text:style-name="T3"> либо расторгают его в порядке, установленном п. 9.2 настоящего Договора.</text:span></text:p>
      <text:p text:style-name="P9"/>
      <text:p text:style-name="P7"><text:span text:style-name="T2">7. </text:span><text:span text:style-name="T8">Рассмотрение</text:span><text:span text:style-name="T2"> </text:span><text:span text:style-name="T8">споров</text:span></text:p>
      <text:p text:style-name="P9"><text:span text:style-name="T3">7.1. </text:span><text:span text:style-name="T5">Все</text:span><text:span text:style-name="T3"> </text:span><text:span text:style-name="T5">споры</text:span><text:span text:style-name="T3"> </text:span><text:span text:style-name="T5">и</text:span><text:span text:style-name="T3"> </text:span><text:span text:style-name="T5">разногласия</text:span><text:span text:style-name="T3">, </text:span><text:span text:style-name="T5">возникающие</text:span><text:span text:style-name="T3"> </text:span><text:span text:style-name="T5">в</text:span><text:span text:style-name="T3"> </text:span><text:span text:style-name="T5">процессе</text:span><text:span text:style-name="T3"> </text:span><text:span text:style-name="T5">исполнения</text:span><text:span text:style-name="T3"> </text:span><text:span text:style-name="T5">настоящего</text:span><text:span text:style-name="T3"> </text:span><text:span text:style-name="T5">Договора</text:span><text:span text:style-name="T3">, </text:span><text:span text:style-name="T5">разрешаются</text:span><text:span text:style-name="T3"> С</text:span><text:span text:style-name="T5">торонами</text:span><text:span text:style-name="T3"> </text:span><text:span text:style-name="T5">путем</text:span><text:span text:style-name="T3"> </text:span><text:span text:style-name="T5">переговоров</text:span><text:span text:style-name="T3">. </text:span><text:span text:style-name="T5">Все</text:span><text:span text:style-name="T3"> </text:span><text:span text:style-name="T5">возможные</text:span><text:span text:style-name="T3"> </text:span><text:span text:style-name="T5">предложения</text:span><text:span text:style-name="T3"> С</text:span><text:span text:style-name="T5">торон</text:span><text:span text:style-name="T3"> </text:span><text:span text:style-name="T5">рассматривается</text:span><text:span text:style-name="T3"> </text:span><text:span text:style-name="T5">в</text:span><text:span text:style-name="T3"> </text:span><text:span text:style-name="T5">течение</text:span><text:span text:style-name="T3"> 10 рабочих </text:span><text:span text:style-name="T5">дней</text:span><text:span text:style-name="T3"> </text:span><text:span text:style-name="T5">с</text:span><text:span text:style-name="T3"> </text:span><text:span text:style-name="T5">момента</text:span><text:span text:style-name="T3"> </text:span><text:span text:style-name="T5">получения</text:span><text:span text:style-name="T3">.</text:span></text:p>
      <text:p text:style-name="P9"><text:span text:style-name="T3">7.2. </text:span><text:span text:style-name="T5">При</text:span><text:span text:style-name="T3"> </text:span><text:span text:style-name="T5">невозможности устранить разногласия путем переговоров</text:span><text:span text:style-name="T3">, </text:span><text:span text:style-name="T5">спор</text:span><text:span text:style-name="T3"> </text:span><text:span text:style-name="T5">передается</text:span><text:span text:style-name="T3"> <text:line-break/></text:span><text:span text:style-name="T5">на</text:span><text:span text:style-name="T3"> </text:span><text:span text:style-name="T5">рассмотрение</text:span><text:span text:style-name="T3"> </text:span><text:span text:style-name="T5">в</text:span><text:span text:style-name="T3"> </text:span><text:span text:style-name="T5">Арбитражный</text:span><text:span text:style-name="T3"> </text:span><text:span text:style-name="T5">суд г. Москвы</text:span><text:span text:style-name="T3">.</text:span></text:p>
      <text:p text:style-name="P9"/>
      <text:p text:style-name="P5"><text:span text:style-name="T8">8. Иные условия</text:span></text:p>
      <text:p text:style-name="P3"><text:span text:style-name="T5">8.1. Для улучшения качества обслуживания и упрощения процедуры документооборота, Стороны договорились, что сканированные копии документов, отправленные на адрес электронной почты, указанной в реквизитах Сторон, имеют юридическую силу, равную оригиналам на бумажных носителях, до момента получения другой Стороной оригиналов на бумажных носителях.</text:span></text:p>
      <text:p text:style-name="P3"><text:span text:style-name="T5">8.2. Сторона, отправившая сканированные копии документов, обязана в течение тридцати календарных дней передать другой Стороне оригиналы документов на бумажном носителе.</text:span></text:p>
      <text:p text:style-name="P3"><text:span text:style-name="T5">8.3. Стороны обязаны уведомлять друг друга в трехдневный срок об изменениях своих адресов <text:line-break/>и реквизитов. Риски, связанные с неисполнением или не надлежащим исполнением этого требования, несет виновная Сторона.</text:span></text:p>
      <text:p text:style-name="P3"/>
      <text:p text:style-name="P5"><text:span text:style-name="T8">9. Срок действия и расторжения договора</text:span></text:p>
      <text:p text:style-name="P3"><text:span text:style-name="T5">9.1. Настоящий Договор вступает в силу с момента подписания его Сторонами и действует <text:line-break/>в течение 3 (трех) лет. По истечении срока действия настоящего Договора он считается пролонгированным на следующие три года, если Стороны не оформили расторжение Договора <text:line-break/>в соответствии с п. 9.2 настоящего Договора. В случае регистрации Лицензиата на Портале до момента подписания Сторонами настоящего Договора, условия настоящего Договора применяются к отношениям Сторон, возникшим с момента регистрации Лицензиата на Портале.</text:span></text:p>
      <text:p text:style-name="P3"><text:span text:style-name="T5">9.2. Настоящий Договор может быть расторгнут в любое время по соглашению Сторон, либо <text:line-break/>в одностороннем порядке любой из Сторон, при условии предупреждения второй Стороны <text:line-break/>о расторжении договора не позднее, чем за месяц до предполагаемой даты его расторжения.</text:span></text:p>
      <text:p text:style-name="Standard"/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1"><text:span text:style-name="T4">Лицензиар:</text:span></text:p>
            <text:p text:style-name="P1"/>
            <text:p text:style-name="Standard"><text:span text:style-name="T5">ООО “Районная среда взаимодействия” <text:line-break/>(ООО “РСВ”)</text:span></text:p>
            <text:p text:style-name="Standard"><text:span text:style-name="T3">Адрес (почтовый и юридический):</text:span></text:p>
            <text:p text:style-name="Standard"><text:span text:style-name="T7">107045, Россия, город Москва, <text:line-break/>Большая Сухаревская площадь, дом 16/18, <text:line-break/>строение 1, подъезд 3, офис 90.</text:span></text:p>
            <text:p text:style-name="Standard"><text:span text:style-name="T5">ОГРН </text:span><text:span text:style-name="T12">1117746421286</text:span></text:p>
            <text:p text:style-name="Standard"><text:span text:style-name="T5">ИНН/КПП </text:span><text:span text:style-name="T12">7733768773/770801001</text:span><text:span text:style-name="T5"><text:line-break/>р/с:  </text:span><text:span text:style-name="T12">40702810000450903823</text:span></text:p>
            <text:p text:style-name="Standard"><text:span text:style-name="T5">к/с: <text:s/></text:span><text:span text:style-name="T12">30101810900000000576</text:span></text:p>
            <text:p text:style-name="Standard"><text:span text:style-name="T5">БИК </text:span><text:span text:style-name="T12">044583576</text:span></text:p>
            <text:p text:style-name="Standard"><text:span text:style-name="T5">Банк: филиал НБ “ТРАСТ” (ОАО) <text:line-break/>в г.Москва, Россия</text:span></text:p>
            <text:p text:style-name="Standard"/>
            <text:p text:style-name="Standard"><text:span text:style-name="T3">Генеральный директор: </text:span></text:p>
            <text:p text:style-name="Standard"/>
            <text:p text:style-name="P1"><text:span text:style-name="T3">____________________________</text:span></text:p>
            <text:p text:style-name="P1"><text:span text:style-name="T3">(Антипин С.И.)</text:span></text:p>
            <text:p text:style-name="P1"/>
            <text:p text:style-name="P1"><text:span text:style-name="T3">М.П.</text:span></text:p>
            <text:p text:style-name="Standard"/>
            <text:p text:style-name="Standard"><text:span text:style-name="T13">Контактное лицо: Олег Юрьевич Нуждов </text:span></text:p>
            <text:p text:style-name="Standard"><text:span text:style-name="T13">Заместитель генерального директора ООО «РСВ» </text:span></text:p>
            <text:p text:style-name="Standard"><text:span text:style-name="T13">o.</text:span><text:span text:style-name="T14">rsv</text:span><text:span text:style-name="T13">@</text:span><text:span text:style-name="T14">bk</text:span><text:span text:style-name="T13">.ru | +7 985 46 151 32 | </text:span><text:span text:style-name="Internet_20_link"><text:span text:style-name="T17">http</text:span></text:span><text:span text:style-name="Internet_20_link"><text:span text:style-name="T16">://1468.рф</text:span></text:span><text:span text:style-name="T3"> <text:s text:c="41"/></text:span></text:p>
          </table:table-cell>
          <table:table-cell table:style-name="Table1.A1" office:value-type="string">
            <text:p text:style-name="P1"><text:span text:style-name="T4">Лицензиат:</text:span></text:p>
            <text:p text:style-name="P1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P1"><text:span text:style-name="T3">____________________________</text:span></text:p>
            <text:p text:style-name="P1"><text:span text:style-name="T3">(_______________)</text:span></text:p>
            <text:p text:style-name="P1"/>
            <text:p text:style-name="P1"><text:span text:style-name="T3">М.П.</text:span></text:p>
            <text:p text:style-name="Standard"/>
            <text:p text:style-name="Standard"><text:span text:style-name="T13">Контактное лицо: _______________________</text:span></text:p>
            <text:p text:style-name="Standard"><text:span text:style-name="T13">Контактный телефон: 8 (___) _____________</text:span></text:p>
            <text:p text:style-name="Standard"><text:span text:style-name="T13">e-mail: ______________________</text:span><text:span text:style-name="T3"> <text:s text:c="49"/>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Helvetica1" svg:font-family="Helvetica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fo:hyphenation-ladder-count="no-limit" style:writing-mode="lr-tb"/>
      <style:text-properties fo:color="#00000a" style:font-name="Times New Roman" fo:font-size="12pt" fo:language="ru" fo:country="RU" style:font-name-asian="Times New Roman1" style:font-size-asian="12pt" style:language-asian="zh" style:country-asian="CN" style:font-name-complex="Times New Roman1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Lohit Hindi1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/>
    </style:style>
    <style:style style:name="Обычный_20__28_веб_29_" style:display-name="Обычный (веб)" style:family="paragraph" style:parent-style-name="Standard" style:default-outline-level="">
      <style:paragraph-properties fo:margin-top="0.494cm" fo:margin-bottom="0.494cm" style:contextual-spacing="false"/>
    </style:style>
    <style:style style:name="Текст_20_выноски" style:display-name="Текст выноски" style:family="paragraph" style:parent-style-name="Standard" style:default-outline-level="">
      <style:text-properties style:font-name="Tahoma" fo:font-size="8pt" fo:language="ru" fo:country="RU" style:font-size-asian="8pt" style:font-name-complex="Tahoma1" style:font-size-complex="8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2222cc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80" fo:language="zxx" fo:country="none" style:text-underline-style="solid" style:text-underline-width="auto" style:text-underline-color="font-color" style:language-asian="zxx" style:country-asian="none" style:font-name-complex="Times New Roman1" style:language-complex="zxx" style:country-complex="none"/>
    </style:style>
    <style:style style:name="apple-converted-space" style:family="text">
      <style:text-properties style:font-name-complex="Times New Roman1"/>
    </style:style>
    <style:style style:name="Текст_20_выноски_20_Знак" style:display-name="Текст выноски Знак" style:family="text">
      <style:text-properties style:font-name="Tahoma" fo:font-size="8pt" fo:language="ru" fo:country="RU" style:font-size-asian="8pt" style:font-name-complex="Tahoma1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3cm" fo:margin-right="1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4T14:24:00</meta:creation-date>
    <meta:initial-creator>Олег_Ю</meta:initial-creator>
    <dc:creator>Олег_Ю</dc:creator>
    <meta:print-date>2013-09-16T15:03:00</meta:print-date>
    <dc:date>2014-04-21T18:55:00</dc:date>
    <meta:editing-cycles>4</meta:editing-cycles>
    <meta:editing-duration>PT1M</meta:editing-duration>
    <meta:document-statistic meta:table-count="1" meta:image-count="0" meta:object-count="0" meta:page-count="4" meta:paragraph-count="86" meta:word-count="1400" meta:character-count="11550" meta:non-whitespace-character-count="10093"/>
    <meta:generator>LibreOffice/4.0.2.2$Linux_X86_64 LibreOffice_project/400m0$Build-2</meta:generator>
    <meta:template xlink:type="simple" xlink:actuate="onRequest" xlink:title="Normal" xlink:href=""/>
  </office:meta>
</office:document-meta>
</file>